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style:line-height-at-least="0.353cm" fo:text-indent="0cm" style:auto-text-indent="false"/>
    </style:style>
    <style:style style:name="P2" style:family="paragraph" style:parent-style-name="Standard">
      <style:paragraph-properties fo:margin-left="0cm" fo:margin-right="0cm" style:line-height-at-least="0.353cm" fo:text-indent="0cm" style:auto-text-indent="false"/>
      <style:text-properties fo:font-weight="bold" style:font-weight-asian="bold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text-properties officeooo:rsid="000b260c" officeooo:paragraph-rsid="000b260c"/>
    </style:style>
    <style:style style:name="T1" style:family="text">
      <style:text-properties fo:color="#2196f3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cra</text:span>, the capital city of Ghana, is a bustling metropolis with a mix of modern buildings and historical landmarks.</text:p>
      <text:p text:style-name="P1">The Ashanti Kingdom, located in southern Ghana, is known for its rich cultural heritage and traditional <text:span text:style-name="T2">craftsmanship</text:span>.</text:p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260c" officeooo:paragraph-rsid="000b260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Exercise14.odt</text:p>
      </style:header>
      <style:footer>
        <text:p text:style-name="MP2"><text:date style:data-style-name="N37" text:date-value="2023-05-23T12:02:03.673218372" text:fixed="true">23/05/23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10:49.789568905</meta:creation-date>
    <dc:date>2023-05-23T12:02:15.242868668</dc:date>
    <meta:editing-duration>PT4M5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8" meta:character-count="255" meta:non-whitespace-character-count="221"/>
  </office:meta>
</office:document-meta>
</file>